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bold" officeooo:rsid="00032e21" officeooo:paragraph-rsid="00032e21" style:font-weight-asian="bold" style:font-weight-complex="bold"/>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officeooo:rsid="00032e21" officeooo:paragraph-rsid="00032e21"/>
    </style:style>
    <style:style style:name="P6" style:family="paragraph" style:parent-style-name="Standard">
      <style:text-properties style:font-name="Comic Sans MS" fo:font-size="12pt" fo:font-weight="normal" officeooo:rsid="0b950c35" fo:background-color="transparent" style:font-size-asian="10.5pt" style:font-weight-asian="bold" style:font-weight-complex="bold"/>
    </style:style>
    <style:style style:name="P7" style:family="paragraph" style:parent-style-name="Standard">
      <style:text-properties style:font-name="Comic Sans MS" fo:font-size="12pt" fo:font-weight="normal" officeooo:rsid="0b950c35" officeooo:paragraph-rsid="00032e21" fo:background-color="transparent" style:font-size-asian="10.5pt" style:font-weight-asian="bold" style:font-weight-complex="bold"/>
    </style:style>
    <style:style style:name="P8" style:family="paragraph" style:parent-style-name="Standard">
      <style:paragraph-properties fo:margin-left="0.3437in" fo:margin-right="0in" fo:text-align="justify" style:justify-single-word="false" fo:text-indent="0in" style:auto-text-indent="false"/>
    </style:style>
    <style:style style:name="P9" style:family="paragraph" style:parent-style-name="Standard">
      <style:paragraph-properties fo:margin-left="0.3437in" fo:margin-right="0in" fo:text-align="justify" style:justify-single-word="false" fo:text-indent="0in" style:auto-text-indent="false"/>
      <style:text-properties style:font-name="Comic Sans MS" fo:font-size="12pt" fo:font-weight="normal" officeooo:rsid="0b950c35" fo:background-color="transparent" style:font-size-asian="10.5pt"/>
    </style:style>
    <style:style style:name="P10" style:family="paragraph" style:parent-style-name="Standard">
      <loext:graphic-properties draw:fill="solid" draw:fill-color="#e6e6e6" draw:opacity="100%"/>
      <style:paragraph-properties fo:margin-left="1.3126in" fo:margin-right="0in" fo:text-align="justify" style:justify-single-word="false" fo:text-indent="0in" style:auto-text-indent="false" fo:background-color="#e6e6e6"/>
    </style:style>
    <style:style style:name="P11" style:family="paragraph" style:parent-style-name="Standard">
      <loext:graphic-properties draw:fill="solid" draw:fill-color="#e6e6e6" draw:opacity="100%"/>
      <style:paragraph-properties fo:margin-left="1.3126in" fo:margin-right="0in" fo:text-align="justify" style:justify-single-word="false" fo:text-indent="0in" style:auto-text-indent="false" fo:background-color="#e6e6e6"/>
      <style:text-properties fo:font-style="italic" style:font-style-asian="italic" style:font-style-complex="italic"/>
    </style:style>
    <style:style style:name="P12" style:family="paragraph" style:parent-style-name="Standard">
      <loext:graphic-properties draw:fill="solid" draw:fill-color="#e6e6e6" draw:opacity="100%"/>
      <style:paragraph-properties fo:margin-left="1.3126in" fo:margin-right="0in" fo:text-align="justify" style:justify-single-word="false" fo:text-indent="0in" style:auto-text-indent="false" fo:background-color="#e6e6e6"/>
      <style:text-properties fo:font-style="italic" fo:font-weight="bold" style:font-style-asian="italic" style:font-weight-asian="bold" style:font-style-complex="italic" style:font-weight-complex="bold"/>
    </style:style>
    <style:style style:name="P13" style:family="paragraph" style:parent-style-name="Standard">
      <loext:graphic-properties draw:fill="solid" draw:fill-color="#e6e6e6" draw:opacity="100%"/>
      <style:paragraph-properties fo:margin-left="1.3126in" fo:margin-right="0in" fo:text-align="justify" style:justify-single-word="false" fo:text-indent="0in" style:auto-text-indent="false" fo:background-color="#e6e6e6"/>
      <style:text-properties fo:font-style="normal" style:font-style-asian="normal" style:font-style-complex="normal"/>
    </style:style>
    <style:style style:name="P14" style:family="paragraph" style:parent-style-name="Standard">
      <style:paragraph-properties fo:margin-left="0.3228in" fo:margin-right="0in" fo:text-indent="0in" style:auto-text-indent="false"/>
    </style:style>
    <style:style style:name="P15" style:family="paragraph" style:parent-style-name="Standard">
      <style:paragraph-properties fo:margin-left="0.3228in" fo:margin-right="0in" fo:text-indent="0in" style:auto-text-indent="false"/>
      <style:text-properties style:font-name="Comic Sans MS" fo:font-size="12pt" fo:font-weight="normal" officeooo:rsid="0b950c35" fo:background-color="transparent" style:font-size-asian="10.5pt"/>
    </style:style>
    <style:style style:name="P16" style:family="paragraph" style:parent-style-name="Standard">
      <style:paragraph-properties fo:margin-left="0.3228in" fo:margin-right="0in" fo:text-align="justify" style:justify-single-word="false" fo:text-indent="0in" style:auto-text-indent="false"/>
      <style:text-properties style:font-name="Comic Sans MS" fo:font-size="12pt" fo:font-weight="normal" officeooo:rsid="0b950c35" fo:background-color="transparent" style:font-size-asian="10.5pt"/>
    </style:style>
    <style:style style:name="P17" style:family="paragraph" style:parent-style-name="Preformatted_20_Text">
      <loext:graphic-properties draw:fill="solid" draw:fill-color="#e6e6e6" draw:opacity="100%"/>
      <style:paragraph-properties fo:margin-left="1.302in" fo:margin-right="0in" fo:text-indent="0in" style:auto-text-indent="false" fo:background-color="#e6e6e6"/>
    </style:style>
    <style:style style:name="P18" style:family="paragraph" style:parent-style-name="Preformatted_20_Text">
      <loext:graphic-properties draw:fill="solid" draw:fill-color="#e6e6e6" draw:opacity="100%"/>
      <style:paragraph-properties fo:margin-left="1.302in" fo:margin-right="0in" fo:margin-top="0in" fo:margin-bottom="0.1965in" loext:contextual-spacing="false" fo:text-align="justify" style:justify-single-word="false" fo:text-indent="0in" style:auto-text-indent="false" fo:background-color="#e6e6e6"/>
    </style:style>
    <style:style style:name="P19" style:family="paragraph" style:parent-style-name="Preformatted_20_Text">
      <loext:graphic-properties draw:fill="solid" draw:fill-color="#e6e6e6" draw:opacity="100%"/>
      <style:paragraph-properties fo:margin-left="1.302in" fo:margin-right="0in" fo:margin-top="0in" fo:margin-bottom="0.0598in" loext:contextual-spacing="false" fo:text-align="justify" style:justify-single-word="false" fo:text-indent="0in" style:auto-text-indent="false" fo:background-color="#e6e6e6"/>
    </style:style>
    <style:style style:name="P20"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paragraph-rsid="0005685a" style:font-size-asian="11pt" style:font-size-complex="11pt"/>
    </style:style>
    <style:style style:name="P21"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paragraph-rsid="0005e5c9" style:font-size-asian="11pt" style:font-size-complex="11pt"/>
    </style:style>
    <style:style style:name="P22"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rsid="0005685a" officeooo:paragraph-rsid="0006c2a4" style:font-size-asian="11pt" style:font-size-complex="11pt"/>
    </style:style>
    <style:style style:name="P23"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rsid="0005685a" officeooo:paragraph-rsid="00088572" style:font-size-asian="11pt" style:font-size-complex="11pt"/>
    </style:style>
    <style:style style:name="P24"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9fc8c" style:font-size-asian="11pt" style:font-weight-asian="normal" style:font-size-complex="11pt" style:font-weight-complex="normal"/>
    </style:style>
    <style:style style:name="P25"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a2c38" style:font-size-asian="11pt" style:font-weight-asian="normal" style:font-size-complex="11pt" style:font-weight-complex="normal"/>
    </style:style>
    <style:style style:name="P26"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abbd6" style:font-size-asian="11pt" style:font-weight-asian="normal" style:font-size-complex="11pt" style:font-weight-complex="normal"/>
    </style:style>
    <style:style style:name="P27"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c81c2" style:font-size-asian="11pt" style:font-weight-asian="normal" style:font-size-complex="11pt" style:font-weight-complex="normal"/>
    </style:style>
    <style:style style:name="P28"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fo:font-weight="normal" officeooo:rsid="0005685a" officeooo:paragraph-rsid="000dad92" style:font-size-asian="11pt" style:font-weight-asian="normal" style:font-size-complex="11pt" style:font-weight-complex="normal"/>
    </style:style>
    <style:style style:name="P29"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font-variant="normal" fo:text-transform="none" fo:color="#000000" style:font-name="Ubuntu Mono" fo:font-size="11pt" fo:letter-spacing="normal" fo:font-style="normal" fo:font-weight="bold" officeooo:rsid="0bceb413" officeooo:paragraph-rsid="0005685a" fo:background-color="transparent" style:font-size-asian="11pt" style:font-weight-asian="bold" style:font-size-complex="11pt" style:font-weight-complex="bold"/>
    </style:style>
    <style:style style:name="P30"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font-variant="normal" fo:text-transform="none" fo:color="#407927" style:font-name="Ubuntu Mono" fo:font-size="11pt" fo:letter-spacing="normal" fo:font-style="normal" fo:font-weight="normal" officeooo:rsid="0005685a" officeooo:paragraph-rsid="0005685a" fo:background-color="transparent" style:font-size-asian="11pt" style:font-weight-asian="normal" style:font-size-complex="11pt" style:font-weight-complex="normal"/>
    </style:style>
    <style:style style:name="P31"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font-variant="normal" fo:text-transform="none" fo:color="#407927" style:font-name="Ubuntu Mono" fo:font-size="11pt" fo:letter-spacing="normal" fo:font-style="normal" fo:font-weight="normal" officeooo:rsid="0005685a" officeooo:paragraph-rsid="0005e5c9" fo:background-color="transparent" style:font-size-asian="11pt" style:font-weight-asian="normal" style:font-size-complex="11pt" style:font-weight-complex="normal"/>
    </style:style>
    <style:style style:name="P32"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5685a" officeooo:paragraph-rsid="0005685a" fo:background-color="transparent" style:font-size-asian="11pt" style:font-weight-asian="normal" style:font-size-complex="11pt" style:font-weight-complex="normal"/>
    </style:style>
    <style:style style:name="P33"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5685a" officeooo:paragraph-rsid="0006c2a4" fo:background-color="transparent" style:font-size-asian="11pt" style:font-weight-asian="normal" style:font-size-complex="11pt" style:font-weight-complex="normal"/>
    </style:style>
    <style:style style:name="P34"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5685a" officeooo:paragraph-rsid="00088572" fo:background-color="transparent" style:font-size-asian="11pt" style:font-weight-asian="normal" style:font-size-complex="11pt" style:font-weight-complex="normal"/>
    </style:style>
    <style:style style:name="P35"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5685a" officeooo:paragraph-rsid="0009fc8c" fo:background-color="transparent" style:font-size-asian="11pt" style:font-weight-asian="normal" style:font-size-complex="11pt" style:font-weight-complex="normal"/>
    </style:style>
    <style:style style:name="P36"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fo:color="#000000" style:font-name="Ubuntu Mono" fo:font-size="11pt" fo:font-weight="normal" officeooo:rsid="00088572" officeooo:paragraph-rsid="00088572" fo:background-color="transparent" style:font-size-asian="11pt" style:font-weight-asian="normal" style:font-size-complex="11pt" style:font-weight-complex="normal"/>
    </style:style>
    <style:style style:name="P37"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5685a" fo:background-color="transparent" style:font-size-asian="12pt" style:font-weight-asian="bold" style:font-size-complex="12pt" style:font-weight-complex="bold"/>
    </style:style>
    <style:style style:name="P38"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5ac19" fo:background-color="transparent" style:font-size-asian="12pt" style:font-weight-asian="bold" style:font-size-complex="12pt" style:font-weight-complex="bold"/>
    </style:style>
    <style:style style:name="P39"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6c2a4" fo:background-color="transparent" style:font-size-asian="12pt" style:font-weight-asian="bold" style:font-size-complex="12pt" style:font-weight-complex="bold"/>
    </style:style>
    <style:style style:name="P40"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88572" fo:background-color="transparent" style:font-size-asian="12pt" style:font-weight-asian="bold" style:font-size-complex="12pt" style:font-weight-complex="bold"/>
    </style:style>
    <style:style style:name="P41"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9fc8c" fo:background-color="transparent" style:font-size-asian="12pt" style:font-weight-asian="bold" style:font-size-complex="12pt" style:font-weight-complex="bold"/>
    </style:style>
    <style:style style:name="P42"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a2c38" fo:background-color="transparent" style:font-size-asian="12pt" style:font-weight-asian="bold" style:font-size-complex="12pt" style:font-weight-complex="bold"/>
    </style:style>
    <style:style style:name="P43"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abbd6" fo:background-color="transparent" style:font-size-asian="12pt" style:font-weight-asian="bold" style:font-size-complex="12pt" style:font-weight-complex="bold"/>
    </style:style>
    <style:style style:name="P44"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c81c2" fo:background-color="transparent" style:font-size-asian="12pt" style:font-weight-asian="bold" style:font-size-complex="12pt" style:font-weight-complex="bold"/>
    </style:style>
    <style:style style:name="P45" style:family="paragraph" style:parent-style-name="Console">
      <loext:graphic-properties draw:fill="solid" draw:fill-color="#dddddd" draw:fill-image-width="0in" draw:fill-image-height="0in"/>
      <style:paragraph-properties fo:margin-left="0.5618in" fo:margin-right="0in" fo:margin-top="0in" fo:margin-bottom="0in" loext:contextual-spacing="false" fo:text-align="start" style:justify-single-word="false" fo:text-indent="0in" style:auto-text-indent="false"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dad92" fo:background-color="transparent" style:font-size-asian="12pt" style:font-weight-asian="bold" style:font-size-complex="12pt" style:font-weight-complex="bold"/>
    </style:style>
    <style:style style:name="P46" style:family="paragraph" style:parent-style-name="_31_._20_Level_20_Indent-first_20_line_20_-_3e_">
      <style:text-properties officeooo:rsid="0006709f" officeooo:paragraph-rsid="0006709f"/>
    </style:style>
    <style:style style:name="P47" style:family="paragraph" style:parent-style-name="_31_._20_Level_20_Indent-first_20_line_20_-_3e_">
      <style:text-properties officeooo:paragraph-rsid="0006c2a4"/>
    </style:style>
    <style:style style:name="P48" style:family="paragraph" style:parent-style-name="_31_._20_Level_20_Indent-first_20_line_20_-_3e_">
      <style:text-properties officeooo:rsid="00088572" officeooo:paragraph-rsid="00088572"/>
    </style:style>
    <style:style style:name="P49" style:family="paragraph" style:parent-style-name="_31_._20_Level_20_Indent-first_20_line_20_-_3e_">
      <style:text-properties officeooo:rsid="0009fc8c" officeooo:paragraph-rsid="0009fc8c"/>
    </style:style>
    <style:style style:name="P50" style:family="paragraph" style:parent-style-name="_31_._20_Level_20_Indent-first_20_line_20_-_3e_">
      <style:text-properties officeooo:rsid="000a2c38" officeooo:paragraph-rsid="000a2c38"/>
    </style:style>
    <style:style style:name="P51" style:family="paragraph" style:parent-style-name="_31_._20_Level_20_Indent-first_20_line_20_-_3e_">
      <style:text-properties officeooo:rsid="000a2c38" officeooo:paragraph-rsid="000abbd6"/>
    </style:style>
    <style:style style:name="P52" style:family="paragraph" style:parent-style-name="_31_._20_Level_20_Indent-first_20_line_20_-_3e_">
      <style:text-properties officeooo:rsid="000a2c38" officeooo:paragraph-rsid="000c81c2"/>
    </style:style>
    <style:style style:name="P53" style:family="paragraph" style:parent-style-name="_31_._20_Level_20_Indent-first_20_line_20_-_3e_">
      <style:text-properties officeooo:rsid="000a2c38" officeooo:paragraph-rsid="000dad92"/>
    </style:style>
    <style:style style:name="P54" style:family="paragraph" style:parent-style-name="_31_._20_Level_20_Indent-first_20_line_20_-_3e_">
      <style:text-properties officeooo:rsid="0005685a" officeooo:paragraph-rsid="0005685a"/>
    </style:style>
    <style:style style:name="P55" style:family="paragraph" style:parent-style-name="_31_._20_Level_20_Indent-first_20_line_20_-_3e_">
      <style:text-properties officeooo:rsid="0005685a" officeooo:paragraph-rsid="0005ac19"/>
    </style:style>
    <style:style style:name="P56" style:family="paragraph" style:parent-style-name="My_20_Style">
      <style:text-properties officeooo:paragraph-rsid="000abbd6"/>
    </style:style>
    <style:style style:name="P57" style:family="paragraph" style:parent-style-name="My_20_Style">
      <style:text-properties officeooo:paragraph-rsid="000c81c2"/>
    </style:style>
    <style:style style:name="P58" style:family="paragraph" style:parent-style-name="Preformatted_20_Text" style:master-page-name="">
      <loext:graphic-properties draw:fill="none"/>
      <style:paragraph-properties fo:margin-left="0.5618in" fo:margin-right="0in" fo:margin-top="0in" fo:margin-bottom="0in" loext:contextual-spacing="false" fo:text-indent="0in" style:auto-text-indent="false" style:page-number="auto" fo:background-color="transparent"/>
      <style:text-properties style:font-name="Ubuntu Mono" fo:font-size="11pt" officeooo:rsid="000e06e7" officeooo:paragraph-rsid="000fceb1" style:font-size-asian="11pt" style:font-size-complex="11pt"/>
    </style:style>
    <style:style style:name="P59" style:family="paragraph" style:parent-style-name="Preformatted_20_Text">
      <loext:graphic-properties draw:fill="none"/>
      <style:paragraph-properties fo:margin-left="0.5618in" fo:margin-right="0in" fo:margin-top="0in" fo:margin-bottom="0in" loext:contextual-spacing="false" fo:text-indent="0in" style:auto-text-indent="false" fo:background-color="transparent"/>
      <style:text-properties style:font-name="Ubuntu Mono" fo:font-size="11pt" officeooo:rsid="000e06e7" officeooo:paragraph-rsid="001396ba" style:font-size-asian="11pt" style:font-size-complex="11pt"/>
    </style:style>
    <style:style style:name="P60" style:family="paragraph" style:parent-style-name="Preformatted_20_Text" style:master-page-name="">
      <loext:graphic-properties draw:fill="none"/>
      <style:paragraph-properties fo:margin-left="0.8752in" fo:margin-right="0in" fo:margin-top="0in" fo:margin-bottom="0in" loext:contextual-spacing="false" fo:text-indent="0in" style:auto-text-indent="false" style:page-number="auto" fo:background-color="transparent"/>
    </style:style>
    <style:style style:name="P61" style:family="paragraph" style:parent-style-name="Preformatted_20_Text" style:master-page-name="">
      <loext:graphic-properties draw:fill="none"/>
      <style:paragraph-properties fo:margin-left="0.8118in" fo:margin-right="0in" fo:margin-top="0in" fo:margin-bottom="0in" loext:contextual-spacing="false" fo:text-indent="0in" style:auto-text-indent="false" style:page-number="auto" fo:background-color="transparent">
        <style:tab-stops>
          <style:tab-stop style:position="1.25in"/>
        </style:tab-stops>
      </style:paragraph-properties>
      <style:text-properties officeooo:paragraph-rsid="00128542"/>
    </style:style>
    <style:style style:name="P62" style:family="paragraph" style:parent-style-name="Preformatted_20_Text">
      <loext:graphic-properties draw:fill="none"/>
      <style:paragraph-properties fo:margin-left="0.8118in" fo:margin-right="0in" fo:margin-top="0in" fo:margin-bottom="0in" loext:contextual-spacing="false" fo:text-indent="0in" style:auto-text-indent="false" fo:background-color="transparent">
        <style:tab-stops>
          <style:tab-stop style:position="1.25in"/>
        </style:tab-stops>
      </style:paragraph-properties>
      <style:text-properties officeooo:paragraph-rsid="00128542"/>
    </style:style>
    <style:style style:name="P63" style:family="paragraph" style:parent-style-name="My_20_Style">
      <style:text-properties style:font-name="Ubuntu Mono" fo:font-size="11pt" officeooo:rsid="000e06e7" officeooo:paragraph-rsid="000fceb1" style:font-size-asian="11pt" style:font-size-complex="11pt"/>
    </style:style>
    <style:style style:name="P64" style:family="paragraph" style:parent-style-name="My_20_Style">
      <style:text-properties style:font-name="Ubuntu Mono" fo:font-size="11pt" officeooo:rsid="000e06e7" officeooo:paragraph-rsid="0010db78" style:font-size-asian="11pt" style:font-size-complex="11pt"/>
    </style:style>
    <style:style style:name="P65" style:family="paragraph" style:parent-style-name="My_20_Style">
      <style:text-properties style:font-name="Ubuntu Mono" fo:font-size="11pt" officeooo:rsid="000e06e7" officeooo:paragraph-rsid="001396ba" style:font-size-asian="11pt" style:font-size-complex="11pt"/>
    </style:style>
    <style:style style:name="P66" style:family="paragraph" style:parent-style-name="My_20_Style">
      <style:text-properties style:font-name="Ubuntu Mono" fo:font-size="11pt" officeooo:rsid="000e06e7" officeooo:paragraph-rsid="00166cd9" style:font-size-asian="11pt" style:font-size-complex="11pt"/>
    </style:style>
    <style:style style:name="P67" style:family="paragraph" style:parent-style-name="My_20_Style">
      <style:text-properties style:font-name="Ubuntu Mono" fo:font-size="11pt" officeooo:rsid="000e06e7" officeooo:paragraph-rsid="0016d888" style:font-size-asian="11pt" style:font-size-complex="11pt"/>
    </style:style>
    <style:style style:name="P68" style:family="paragraph" style:parent-style-name="My_20_Style" style:list-style-name="">
      <style:text-properties style:font-name="Comic Sans MS" fo:font-size="12pt" fo:font-weight="normal" officeooo:rsid="000e06e7" officeooo:paragraph-rsid="0010db78" fo:background-color="transparent" style:font-size-asian="10.5pt" style:font-size-complex="11pt"/>
    </style:style>
    <style:style style:name="P69" style:family="paragraph" style:parent-style-name="My_20_Style" style:master-page-name="">
      <loext:graphic-properties draw:fill="none" draw:fill-image-width="0in" draw:fill-image-height="0in"/>
      <style:paragraph-properties fo:margin-left="0.3118in" fo:margin-right="0in" fo:text-align="start" style:justify-single-word="false" fo:text-indent="0.1252in" style:auto-text-indent="false" style:page-number="auto" fo:background-color="transparent" style:shadow="none">
        <style:tab-stops/>
      </style:paragraph-properties>
      <style:text-properties style:font-name="Comic Sans MS" fo:font-size="12pt" fo:font-weight="normal" officeooo:rsid="000e06e7" officeooo:paragraph-rsid="0010db78" fo:background-color="transparent" style:font-size-asian="10.5pt" style:font-size-complex="11pt"/>
    </style:style>
    <style:style style:name="P70" style:family="paragraph" style:parent-style-name="My_20_Style">
      <loext:graphic-properties draw:fill="none"/>
      <style:paragraph-properties fo:margin-left="0.5618in" fo:margin-right="0in" fo:margin-top="0in" fo:margin-bottom="0in" loext:contextual-spacing="false" fo:text-indent="0in" style:auto-text-indent="false" fo:background-color="transparent"/>
      <style:text-properties style:font-name="Comic Sans MS1" fo:font-size="8pt" officeooo:rsid="000e06e7" officeooo:paragraph-rsid="000fceb1" style:font-size-asian="8pt" style:font-size-complex="8pt"/>
    </style:style>
    <style:style style:name="P71" style:family="paragraph" style:parent-style-name="_31_._20_Level_20_Indent-first_20_line_20_-_3e_">
      <style:text-properties officeooo:rsid="000dad92" officeooo:paragraph-rsid="000dad92"/>
    </style:style>
    <style:style style:name="P72" style:family="paragraph" style:parent-style-name="_31_._20_Level_20_Subtitle">
      <style:text-properties officeooo:rsid="00054047" officeooo:paragraph-rsid="00054047"/>
    </style:style>
    <style:style style:name="P73" style:family="paragraph" style:parent-style-name="_31_._20_Level_20_Subtitle">
      <style:text-properties officeooo:rsid="000fde08" officeooo:paragraph-rsid="000fde08"/>
    </style:style>
    <style:style style:name="P74" style:family="paragraph" style:parent-style-name="_31_._20_Level_20_Subtitle">
      <style:paragraph-properties fo:break-before="page"/>
      <style:text-properties officeooo:rsid="00052083" officeooo:paragraph-rsid="00054047"/>
    </style:style>
    <style:style style:name="P75" style:family="paragraph" style:parent-style-name="_31_._20_Level_20_Subtitle">
      <style:paragraph-properties fo:break-before="page"/>
      <style:text-properties officeooo:rsid="00166cd9" officeooo:paragraph-rsid="00166cd9"/>
    </style:style>
    <style:style style:name="P76" style:family="paragraph" style:parent-style-name="_33_._20_Level_20_Subtitle">
      <style:text-properties officeooo:rsid="0005685a" officeooo:paragraph-rsid="0005685a"/>
    </style:style>
    <style:style style:name="P77" style:family="paragraph" style:parent-style-name="_33_._20_Level_20_Subtitle" style:list-style-name="Sajat_20_szamozas">
      <style:text-properties officeooo:rsid="0005685a" officeooo:paragraph-rsid="0005685a"/>
    </style:style>
    <style:style style:name="P78" style:family="paragraph" style:parent-style-name="_33_._20_Level_20_Subtitle">
      <style:text-properties officeooo:rsid="0006c2a4" officeooo:paragraph-rsid="0006c2a4"/>
    </style:style>
    <style:style style:name="P79" style:family="paragraph" style:parent-style-name="_33_._20_Level_20_Subtitle">
      <style:text-properties officeooo:rsid="00088572" officeooo:paragraph-rsid="00088572"/>
    </style:style>
    <style:style style:name="P80" style:family="paragraph" style:parent-style-name="_33_._20_Level_20_Subtitle">
      <style:text-properties officeooo:rsid="0009fc8c" officeooo:paragraph-rsid="0009fc8c"/>
    </style:style>
    <style:style style:name="P81" style:family="paragraph" style:parent-style-name="_33_._20_Level_20_Subtitle">
      <style:text-properties officeooo:rsid="000a2c38" officeooo:paragraph-rsid="000a2c38"/>
    </style:style>
    <style:style style:name="P82" style:family="paragraph" style:parent-style-name="_33_._20_Level_20_Subtitle">
      <style:text-properties officeooo:rsid="000abbd6" officeooo:paragraph-rsid="000abbd6"/>
    </style:style>
    <style:style style:name="P83" style:family="paragraph" style:parent-style-name="_33_._20_Level_20_Subtitle">
      <style:text-properties officeooo:rsid="000c81c2" officeooo:paragraph-rsid="000c81c2"/>
    </style:style>
    <style:style style:name="P84" style:family="paragraph" style:parent-style-name="_33_._20_Level_20_Subtitle">
      <style:text-properties officeooo:rsid="000e06e7" officeooo:paragraph-rsid="00166cd9"/>
    </style:style>
    <style:style style:name="P85" style:family="paragraph" style:parent-style-name="_33_._20_Level_20_Subtitle">
      <style:text-properties officeooo:rsid="000fceb1" officeooo:paragraph-rsid="000fceb1"/>
    </style:style>
    <style:style style:name="P86" style:family="paragraph" style:parent-style-name="_33_._20_Level_20_Subtitle">
      <style:text-properties officeooo:rsid="000fceb1" officeooo:paragraph-rsid="001396ba"/>
    </style:style>
    <style:style style:name="P87" style:family="paragraph" style:parent-style-name="_33_._20_Level_20_Subtitle">
      <style:text-properties style:font-name="Ubuntu Mono" fo:font-size="11pt" officeooo:rsid="000e06e7" officeooo:paragraph-rsid="000fde08" style:font-size-asian="11pt" style:font-size-complex="11pt"/>
    </style:style>
    <style:style style:name="P88" style:family="paragraph" style:parent-style-name="_33_._20_Level_20_Subtitle">
      <style:text-properties officeooo:rsid="00166cd9" officeooo:paragraph-rsid="00166cd9"/>
    </style:style>
    <style:style style:name="P89" style:family="paragraph" style:parent-style-name="Main_20_title" style:master-page-name="Standard">
      <style:paragraph-properties style:page-number="auto"/>
      <style:text-properties officeooo:rsid="08e108cb" officeooo:paragraph-rsid="00052083" fo:background-color="transparent"/>
    </style:style>
    <style:style style:name="P90"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0fceb1" fo:background-color="transparent" style:font-size-asian="12pt" style:font-weight-asian="bold" style:font-size-complex="12pt" style:font-weight-complex="bold"/>
    </style:style>
    <style:style style:name="P91"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10db78" fo:background-color="transparent" style:font-size-asian="12pt" style:font-weight-asian="bold" style:font-size-complex="12pt" style:font-weight-complex="bold"/>
    </style:style>
    <style:style style:name="P92"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1396ba" fo:background-color="transparent" style:font-size-asian="12pt" style:font-weight-asian="bold" style:font-size-complex="12pt" style:font-weight-complex="bold"/>
    </style:style>
    <style:style style:name="P93"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166cd9" fo:background-color="transparent" style:font-size-asian="12pt" style:font-weight-asian="bold" style:font-size-complex="12pt" style:font-weight-complex="bold"/>
    </style:style>
    <style:style style:name="P94"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166cd9" fo:background-color="transparent" style:font-size-asian="12pt" style:font-weight-asian="bold" style:font-size-complex="12pt" style:font-weight-complex="bold"/>
    </style:style>
    <style:style style:name="P95"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variant="normal" fo:text-transform="none" fo:color="#333333" style:font-name="Ubuntu1" fo:font-size="12pt" fo:letter-spacing="normal" fo:font-style="normal" fo:font-weight="bold" officeooo:rsid="0bceb413" officeooo:paragraph-rsid="0016d888" fo:background-color="transparent" style:font-size-asian="12pt" style:font-weight-asian="bold" style:font-size-complex="12pt" style:font-weight-complex="bold"/>
    </style:style>
    <style:style style:name="P96"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paragraph-rsid="000fceb1" style:font-size-asian="11pt" style:font-size-complex="11pt"/>
    </style:style>
    <style:style style:name="P97"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paragraph-rsid="0010db78" style:font-size-asian="11pt" style:font-size-complex="11pt"/>
    </style:style>
    <style:style style:name="P98"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paragraph-rsid="001396ba" style:font-size-asian="11pt" style:font-size-complex="11pt"/>
    </style:style>
    <style:style style:name="P99"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paragraph-rsid="00166cd9" style:font-size-asian="11pt" style:font-size-complex="11pt"/>
    </style:style>
    <style:style style:name="P100" style:family="paragraph" style:parent-style-name="Standard">
      <loext:graphic-properties draw:fill="solid" draw:fill-color="#eeeeee" draw:fill-image-width="0in" draw:fill-image-height="0in"/>
      <style:paragraph-properties fo:margin-left="0.5618in" fo:margin-right="0in" fo:line-height="100%" fo:text-align="start" style:justify-single-word="false" fo:text-indent="0in" style:auto-text-indent="false" fo:background-color="#eeeeee" text:number-lines="false" text:line-number="0"/>
      <style:text-properties style:font-name="Ubuntu Mono" fo:font-size="11pt" officeooo:paragraph-rsid="0016d888" style:font-size-asian="11pt" style:font-size-complex="11pt"/>
    </style:style>
    <style:style style:name="P101" style:family="paragraph" style:parent-style-name="Standard">
      <style:text-properties fo:font-weight="bold" officeooo:rsid="00032e21" officeooo:paragraph-rsid="00166cd9" style:font-weight-asian="bold" style:font-weight-complex="bold"/>
    </style:style>
    <style:style style:name="P102" style:family="paragraph" style:parent-style-name="Standard">
      <style:text-properties fo:font-weight="bold" officeooo:rsid="00032e21" officeooo:paragraph-rsid="0016d888" style:font-weight-asian="bold" style:font-weight-complex="bold"/>
    </style:style>
    <style:style style:name="P103" style:family="paragraph" style:parent-style-name="Standard">
      <style:text-properties style:font-name="Comic Sans MS" fo:font-size="12pt" fo:font-weight="normal" officeooo:rsid="0b950c35" officeooo:paragraph-rsid="00032e21" fo:background-color="transparent" style:font-size-asian="10.5pt" style:font-weight-asian="bold" style:font-weight-complex="bold"/>
    </style:style>
    <style:style style:name="P104" style:family="paragraph" style:parent-style-name="Standard">
      <style:text-properties style:font-name="Comic Sans MS" fo:font-size="12pt" fo:font-weight="normal" officeooo:rsid="0b950c35" officeooo:paragraph-rsid="00166cd9" fo:background-color="transparent" style:font-size-asian="10.5pt" style:font-weight-asian="bold" style:font-weight-complex="bold"/>
    </style:style>
    <style:style style:name="P105" style:family="paragraph" style:parent-style-name="Standard">
      <style:text-properties style:font-name="Comic Sans MS" fo:font-size="12pt" fo:font-weight="normal" officeooo:rsid="0b950c35" officeooo:paragraph-rsid="00166cd9" fo:background-color="transparent" style:font-size-asian="10.5pt" style:font-weight-asian="bold" style:font-size-complex="11pt" style:font-weight-complex="bold"/>
    </style:style>
    <style:style style:name="P106" style:family="paragraph" style:parent-style-name="Standard">
      <style:text-properties officeooo:rsid="00032e21" officeooo:paragraph-rsid="00166cd9"/>
    </style:style>
    <style:style style:name="P107" style:family="paragraph" style:parent-style-name="Standard">
      <style:text-properties style:font-name="Ubuntu Mono" fo:font-size="11pt" officeooo:rsid="000e06e7" officeooo:paragraph-rsid="00111f8b" style:font-size-asian="11pt" style:font-size-complex="11pt"/>
    </style:style>
    <style:style style:name="P108" style:family="paragraph" style:parent-style-name="Standard">
      <style:text-properties style:font-name="Ubuntu Mono" fo:font-size="11pt" officeooo:rsid="00032e21" officeooo:paragraph-rsid="0016d888" style:font-size-asian="11pt" style:font-size-complex="11pt"/>
    </style:style>
    <style:style style:name="P109" style:family="paragraph" style:parent-style-name="Standard" style:list-style-name="">
      <style:text-properties officeooo:rsid="00166cd9" officeooo:paragraph-rsid="00166cd9"/>
    </style:style>
    <style:style style:name="P110" style:family="paragraph" style:parent-style-name="Standard" style:master-page-name="">
      <loext:graphic-properties draw:fill="none"/>
      <style:paragraph-properties fo:margin-left="1.3118in" fo:margin-right="0in" fo:text-indent="-0.75in" style:auto-text-indent="false" style:page-number="auto" fo:background-color="transparent"/>
      <style:text-properties officeooo:rsid="0b950c35" officeooo:paragraph-rsid="001396ba"/>
    </style:style>
    <style:style style:name="P111" style:family="paragraph" style:parent-style-name="Standard" style:master-page-name="">
      <loext:graphic-properties draw:fill="none"/>
      <style:paragraph-properties fo:margin-left="1.3118in" fo:margin-right="0in" fo:text-indent="-0.75in" style:auto-text-indent="false" style:page-number="auto" fo:background-color="transparent"/>
      <style:text-properties officeooo:rsid="0b950c35" officeooo:paragraph-rsid="00166cd9"/>
    </style:style>
    <style:style style:name="P112" style:family="paragraph" style:parent-style-name="Standard">
      <loext:graphic-properties draw:fill="none"/>
      <style:paragraph-properties fo:margin-left="1.3118in" fo:margin-right="0in" fo:text-indent="-0.75in" style:auto-text-indent="false" fo:background-color="transparent"/>
      <style:text-properties officeooo:rsid="0b950c35" officeooo:paragraph-rsid="001396ba"/>
    </style:style>
    <style:style style:name="P113" style:family="paragraph" style:parent-style-name="Standard">
      <loext:graphic-properties draw:fill="none"/>
      <style:paragraph-properties fo:margin-left="1.3118in" fo:margin-right="0in" fo:text-indent="-0.75in" style:auto-text-indent="false" fo:background-color="transparent"/>
      <style:text-properties officeooo:rsid="0b950c35" officeooo:paragraph-rsid="00166cd9"/>
    </style:style>
    <style:style style:name="T1" style:family="text">
      <style:text-properties fo:font-weight="bold" style:font-weight-asian="bold" style:font-weight-complex="bold"/>
    </style:style>
    <style:style style:name="T2" style:family="text">
      <style:text-properties fo:font-weight="bold" officeooo:rsid="0006c2a4" fo:background-color="#fff200" loext:char-shading-value="0" style:font-weight-asian="bold" style:font-weight-complex="bold"/>
    </style:style>
    <style:style style:name="T3" style:family="text">
      <style:text-properties fo:font-style="normal" style:font-style-asian="normal" style:font-style-complex="normal"/>
    </style:style>
    <style:style style:name="T4" style:family="text">
      <style:text-properties officeooo:rsid="00052083"/>
    </style:style>
    <style:style style:name="T5" style:family="text">
      <style:text-properties style:font-weight-asian="bold" style:font-weight-complex="bold"/>
    </style:style>
    <style:style style:name="T6" style:family="text">
      <style:text-properties fo:color="#000000" fo:font-weight="normal" fo:background-color="transparent" loext:char-shading-value="0" style:font-weight-asian="normal" style:font-weight-complex="normal"/>
    </style:style>
    <style:style style:name="T7" style:family="text">
      <style:text-properties fo:color="#000000" fo:font-weight="normal" officeooo:rsid="0005685a" fo:background-color="transparent" loext:char-shading-value="0" style:font-weight-asian="normal" style:font-weight-complex="normal"/>
    </style:style>
    <style:style style:name="T8" style:family="text">
      <style:text-properties fo:color="#000000" fo:font-weight="normal" officeooo:rsid="0005e5c9" fo:background-color="transparent" loext:char-shading-value="0" style:font-weight-asian="normal" style:font-weight-complex="normal"/>
    </style:style>
    <style:style style:name="T9" style:family="text">
      <style:text-properties fo:color="#000000" fo:font-weight="bold" fo:background-color="#fff200" loext:char-shading-value="0" style:font-weight-asian="bold" style:font-weight-complex="bold"/>
    </style:style>
    <style:style style:name="T10" style:family="text">
      <style:text-properties fo:color="#000000" fo:font-weight="bold" officeooo:rsid="0005685a" fo:background-color="#fff200" loext:char-shading-value="0" style:font-weight-asian="bold" style:font-weight-complex="bold"/>
    </style:style>
    <style:style style:name="T11" style:family="text">
      <style:text-properties fo:color="#000000" fo:font-weight="bold" officeooo:rsid="000a2c38" fo:background-color="#fff200" loext:char-shading-value="0" style:font-weight-asian="bold" style:font-weight-complex="bold"/>
    </style:style>
    <style:style style:name="T12" style:family="text">
      <style:text-properties fo:color="#000000" fo:font-weight="bold" officeooo:rsid="000c81c2" fo:background-color="#fff200" loext:char-shading-value="0" style:font-weight-asian="bold" style:font-weight-complex="bold"/>
    </style:style>
    <style:style style:name="T13" style:family="text">
      <style:text-properties fo:color="#000000" fo:font-weight="bold" fo:background-color="transparent" loext:char-shading-value="0" style:font-weight-asian="bold" style:font-weight-complex="bold"/>
    </style:style>
    <style:style style:name="T14" style:family="text">
      <style:text-properties fo:color="#000000" fo:font-weight="bold" officeooo:rsid="0005685a" fo:background-color="transparent" loext:char-shading-value="0" style:font-weight-asian="bold" style:font-weight-complex="bold"/>
    </style:style>
    <style:style style:name="T15" style:family="text">
      <style:text-properties fo:color="#000000" fo:font-weight="bold" officeooo:rsid="000dad92" fo:background-color="transparent" loext:char-shading-value="0" style:font-weight-asian="bold" style:font-weight-complex="bold"/>
    </style:style>
    <style:style style:name="T16" style:family="text">
      <style:text-properties fo:color="#000000" fo:background-color="transparent" loext:char-shading-value="0"/>
    </style:style>
    <style:style style:name="T17" style:family="text">
      <style:text-properties fo:color="#000000" officeooo:rsid="000a2c38" fo:background-color="transparent" loext:char-shading-value="0"/>
    </style:style>
    <style:style style:name="T18" style:family="text">
      <style:text-properties fo:color="#000000" officeooo:rsid="000abbd6" fo:background-color="transparent" loext:char-shading-value="0"/>
    </style:style>
    <style:style style:name="T19" style:family="text">
      <style:text-properties fo:color="#000000" officeooo:rsid="000c81c2" fo:background-color="transparent" loext:char-shading-value="0"/>
    </style:style>
    <style:style style:name="T20" style:family="text">
      <style:text-properties fo:font-variant="normal" fo:text-transform="none" fo:color="#000000" fo:letter-spacing="normal" fo:font-style="normal" fo:font-weight="normal" officeooo:rsid="0bceb413" fo:background-color="transparent" loext:char-shading-value="0" style:font-weight-asian="normal" style:font-weight-complex="normal"/>
    </style:style>
    <style:style style:name="T21" style:family="text">
      <style:text-properties fo:font-variant="normal" fo:text-transform="none" fo:color="#000000" fo:letter-spacing="normal" fo:font-style="normal" fo:font-weight="normal" officeooo:rsid="0005685a" fo:background-color="transparent" loext:char-shading-value="0" style:font-weight-asian="normal" style:font-weight-complex="normal"/>
    </style:style>
    <style:style style:name="T22" style:family="text">
      <style:text-properties fo:font-variant="normal" fo:text-transform="none" fo:color="#000000" fo:letter-spacing="normal" fo:font-style="normal" fo:font-weight="bold" officeooo:rsid="0bceb413" fo:background-color="transparent" loext:char-shading-value="0" style:font-weight-asian="bold" style:font-weight-complex="bold"/>
    </style:style>
    <style:style style:name="T23" style:family="text">
      <style:text-properties fo:font-variant="normal" fo:text-transform="none" fo:color="#000000" fo:letter-spacing="normal" fo:font-style="normal" fo:font-weight="bold" officeooo:rsid="0005685a" fo:background-color="transparent" loext:char-shading-value="0" style:font-weight-asian="bold" style:font-weight-complex="bold"/>
    </style:style>
    <style:style style:name="T24" style:family="text">
      <style:text-properties fo:font-variant="normal" fo:text-transform="none" fo:color="#000000" fo:letter-spacing="normal" fo:font-style="normal" officeooo:rsid="0005685a" style:font-weight-asian="normal" style:font-weight-complex="normal"/>
    </style:style>
    <style:style style:name="T25" style:family="text">
      <style:text-properties fo:font-variant="normal" fo:text-transform="none" fo:color="#000000" style:font-name="Ubuntu Mono" fo:font-size="11pt" fo:letter-spacing="normal" fo:font-style="normal" fo:font-weight="normal" officeooo:rsid="000e06e7" fo:background-color="transparent" loext:char-shading-value="0" style:font-size-asian="11pt" style:font-weight-asian="normal" style:font-size-complex="11pt" style:font-weight-complex="normal"/>
    </style:style>
    <style:style style:name="T26" style:family="text">
      <style:text-properties fo:font-variant="normal" fo:text-transform="none" fo:color="#000000" style:font-name="Comic Sans MS1" fo:font-size="8pt" fo:letter-spacing="normal" fo:font-style="normal" fo:font-weight="normal" officeooo:rsid="0005685a" fo:background-color="transparent" loext:char-shading-value="0" style:font-size-asian="8pt" style:font-weight-asian="normal" style:font-size-complex="8pt" style:font-weight-complex="normal"/>
    </style:style>
    <style:style style:name="T27" style:family="text">
      <style:text-properties fo:font-variant="normal" fo:text-transform="none" fo:color="#407927" fo:letter-spacing="normal" fo:font-style="normal" fo:font-weight="normal" officeooo:rsid="0005685a" fo:background-color="transparent" loext:char-shading-value="0" style:font-weight-asian="normal" style:font-weight-complex="normal"/>
    </style:style>
    <style:style style:name="T28" style:family="text">
      <style:text-properties officeooo:rsid="0006709f"/>
    </style:style>
    <style:style style:name="T29" style:family="text">
      <style:text-properties officeooo:rsid="0006c2a4"/>
    </style:style>
    <style:style style:name="T30" style:family="text">
      <style:text-properties officeooo:rsid="0007668a"/>
    </style:style>
    <style:style style:name="T31" style:family="text">
      <style:text-properties officeooo:rsid="000a4942"/>
    </style:style>
    <style:style style:name="T32" style:family="text">
      <style:text-properties officeooo:rsid="000abbd6"/>
    </style:style>
    <style:style style:name="T33" style:family="text">
      <style:text-properties officeooo:rsid="000dad92"/>
    </style:style>
    <style:style style:name="T34" style:family="text">
      <style:text-properties officeooo:rsid="0010db78"/>
    </style:style>
    <style:style style:name="T35" style:family="text">
      <style:text-properties style:font-name="Comic Sans MS1" fo:font-size="8pt" style:font-size-asian="8pt" style:font-size-complex="8pt"/>
    </style:style>
    <style:style style:name="T36" style:family="text">
      <style:text-properties style:font-name="Comic Sans MS1" fo:font-size="8pt" fo:font-weight="bold" style:font-size-asian="8pt" style:font-weight-asian="bold" style:font-size-complex="8pt" style:font-weight-complex="bold"/>
    </style:style>
    <style:style style:name="T37" style:family="text">
      <style:text-properties style:font-name="Comic Sans MS" fo:font-size="12pt" fo:font-weight="normal" fo:background-color="transparent" loext:char-shading-value="0" style:font-size-asian="10.5pt" style:font-weight-asian="bold" style:font-weight-complex="bold"/>
    </style:style>
    <style:style style:name="T38" style:family="text">
      <style:text-properties style:font-name="Comic Sans MS" fo:font-size="12pt" fo:font-weight="bold" fo:background-color="transparent" loext:char-shading-value="0" style:font-size-asian="10.5pt" style:font-weight-asian="bold" style:font-weight-complex="bold"/>
    </style:style>
    <style:style style:name="T39" style:family="text">
      <style:text-properties officeooo:rsid="00166cd9"/>
    </style:style>
    <style:style style:name="T40" style:family="text">
      <style:text-properties officeooo:rsid="0016d8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T4">Média kezelés</text:span> <text:s text:c="4"/></text:p>
      <text:list xml:id="list1108740453" text:style-name="Sajat_20_szamozas">
        <text:list-item>
          <text:h text:style-name="P72" text:outline-level="1">DVD encoding</text:h>
          <text:list>
            <text:list-item>
              <text:h text:style-name="P76" text:outline-level="3">Install decoders</text:h>
            </text:list-item>
          </text:list>
        </text:list-item>
      </text:list>
      <text:p text:style-name="P37">shell</text:p>
      <text:p text:style-name="P20"><text:span text:style-name="T7">$ </text:span><text:span text:style-name="T20">sudo apt-get install libdvdread4</text:span></text:p>
      <text:p text:style-name="P20"><text:span text:style-name="T21">$ </text:span><text:span text:style-name="T20">sudo /usr/share/doc/libdvdread4/install-css.sh</text:span></text:p>
      <text:p text:style-name="P20"><text:span text:style-name="T27"># Rebooting may be necessary</text:span><text:span text:style-name="T22"> </text:span></text:p>
      <text:p text:style-name="P29"/>
      <text:p text:style-name="P30"># You may need to install Ubuntu restricted extras</text:p>
      <text:p text:style-name="P20"><text:span text:style-name="T7">$ </text:span><text:span text:style-name="T20">sudo apt-get install ubuntu-restricted-extras</text:span></text:p>
      <text:list xml:id="list111847604902209" text:continue-numbering="true" text:style-name="Sajat_20_szamozas">
        <text:list-item>
          <text:list>
            <text:list-item>
              <text:h text:style-name="P76" text:outline-level="3">Ripp the DVD</text:h>
            </text:list-item>
            <text:list-item>
              <text:h text:style-name="P77" text:outline-level="3">Convert VIDEO_TS folder into ISO format</text:h>
            </text:list-item>
          </text:list>
        </text:list-item>
      </text:list>
      <text:p text:style-name="P54">Let’s say you have VIDEO_TS and AUDIO_TS folders having the VOB files. You should convert it into ISO file.</text:p>
      <text:p text:style-name="P55">Let’s say you are in a folder where the VIDEO folder contains VIDEO_TS and AUDIO_TS folders and you want to generate output.iso file out of them:</text:p>
      <text:p text:style-name="P38">shell</text:p>
      <text:p text:style-name="P21"><text:span text:style-name="T7">$ </text:span><text:span text:style-name="T14">genisoimage</text:span><text:span text:style-name="T7"> -iso-level 1 -dvd-video -volset-size 1 -o </text:span><text:span text:style-name="T14">output.iso</text:span><text:span text:style-name="T7"> ./</text:span><text:span text:style-name="T8">VIDEO</text:span></text:p>
      <text:p text:style-name="P31"/>
      <text:p text:style-name="P55"><text:s/></text:p>
      <text:list xml:id="list111847139234850" text:continue-numbering="true" text:style-name="Sajat_20_szamozas">
        <text:list-item>
          <text:list>
            <text:list-item>
              <text:h text:style-name="P76" text:outline-level="3">Get information from the <text:span text:style-name="T28">ISO file</text:span></text:h>
            </text:list-item>
          </text:list>
        </text:list-item>
      </text:list>
      <text:p text:style-name="P46">Now, you have the ISO file and you want to know which title you need to encode.</text:p>
      <text:p text:style-name="P46">Here you can see that title_1 is 0s length and the title_2 is 6738s length. So you most probably need the TITLE 2.</text:p>
      <text:p text:style-name="P37">shell</text:p>
      <text:p text:style-name="P20"><text:span text:style-name="T7">$ </text:span><text:span text:style-name="T14">mplayer</text:span><text:span text:style-name="T7"> dvdnav:// -dvd-device output.iso -frames 0 -identify -vo null -ao null -nocache</text:span></text:p>
      <text:p text:style-name="P32">...</text:p>
      <text:p text:style-name="P32">libdvdnav: trying to resume without any resume info set</text:p>
      <text:p text:style-name="P32"><text:s text:c="4"/>ID_DVD_TITLE_1_LENGTH=0.480</text:p>
      <text:p text:style-name="P32"><text:s text:c="4"/>ID_DVD_TITLE_1_CHAPTERS=1</text:p>
      <text:p text:style-name="P32"><text:s text:c="4"/>TITLE 1, CHAPTERS: 00:00:00,</text:p>
      <text:p text:style-name="P20"><text:span text:style-name="T7"><text:s text:c="4"/>ID_DVD_</text:span><text:span text:style-name="T10">TITLE_2</text:span><text:span text:style-name="T7">_</text:span><text:span text:style-name="T14">LENGTH=</text:span><text:span text:style-name="T10">6738.160</text:span></text:p>
      <text:p text:style-name="P32"><text:s text:c="4"/>ID_DVD_TITLE_2_CHAPTERS=16</text:p>
      <text:p text:style-name="P30">...</text:p>
      <text:list xml:id="list111847752164954" text:continue-numbering="true" text:style-name="Sajat_20_szamozas">
        <text:list-item>
          <text:list>
            <text:list-item>
              <text:h text:style-name="P78" text:outline-level="3">Extract TITLE <text:span text:style-name="T30">into m2v file</text:span></text:h>
            </text:list-item>
          </text:list>
        </text:list-item>
      </text:list>
      <text:p text:style-name="P47"><text:span text:style-name="T29">From the ISO file you extract the required title, in our case it is the </text:span><text:span text:style-name="T2">title_2</text:span><text:span text:style-name="T29">, into a m2v file</text:span></text:p>
      <text:p text:style-name="P39">shell</text:p>
      <text:p text:style-name="P22"><text:span text:style-name="T6">$ mplayer dvdnav://</text:span><text:span text:style-name="T9">2</text:span><text:span text:style-name="T6"> -dvd-device output.iso -dumpstream -dumpfile </text:span><text:span text:style-name="T13">title2.m2v</text:span></text:p>
      <text:p text:style-name="P33"/>
      <text:list xml:id="list111847196897746" text:continue-numbering="true" text:style-name="Sajat_20_szamozas">
        <text:list-item>
          <text:list>
            <text:list-item>
              <text:h text:style-name="P79" text:outline-level="3"><text:soft-page-break/>Get video and audio stream info out of m2v file</text:h>
            </text:list-item>
          </text:list>
        </text:list-item>
      </text:list>
      <text:p text:style-name="P48">You have to know the exact index of the video, audio and subtitle streams. In our example you can see that there is one video stream = stream_0 and there are two audio streams = stream_1 and stream_2</text:p>
      <text:p text:style-name="P40">shell</text:p>
      <text:p text:style-name="P23"><text:span text:style-name="T6">$ </text:span><text:span text:style-name="T13">mplayer</text:span><text:span text:style-name="T6"> -vo null -ao null -frames 0 -identify </text:span><text:span text:style-name="T13">title1.m2v</text:span></text:p>
      <text:p text:style-name="P36">...</text:p>
      <text:p text:style-name="P34">ID_VIDEO_ID=0</text:p>
      <text:p text:style-name="P23"><text:span text:style-name="T6"><text:s text:c="4"/>[lavf] </text:span><text:span text:style-name="T9">stream 0</text:span><text:span text:style-name="T6">: video (h264), -vid 0</text:span></text:p>
      <text:p text:style-name="P34"><text:s text:c="4"/>ID_AUDIO_ID=0</text:p>
      <text:p text:style-name="P23"><text:span text:style-name="T6"><text:s text:c="4"/>[lavf] </text:span><text:span text:style-name="T9">stream 1</text:span><text:span text:style-name="T6">: audio (vorbis), -aid 0</text:span></text:p>
      <text:p text:style-name="P34"><text:s text:c="4"/>ID_AUDIO_ID=1</text:p>
      <text:p text:style-name="P23"><text:span text:style-name="T6"><text:s text:c="4"/>[lavf] </text:span><text:span text:style-name="T9">stream 2</text:span><text:span text:style-name="T6">: audio (vorbis), -aid 1</text:span></text:p>
      <text:p text:style-name="P34"><text:s text:c="4"/>VIDEO: <text:s/>[H264] <text:s/>720x576 <text:s/>0bpp <text:s/>25.000 fps <text:s text:c="3"/>0.0 kbps ( 0.0 kbyte/s)</text:p>
      <text:p text:style-name="P34">...</text:p>
      <text:list xml:id="list111848697680121" text:continue-numbering="true" text:style-name="Sajat_20_szamozas">
        <text:list-item>
          <text:list>
            <text:list-item>
              <text:h text:style-name="P80" text:outline-level="3">Make mkv file</text:h>
            </text:list-item>
          </text:list>
        </text:list-item>
      </text:list>
      <text:p text:style-name="P49">Now you are ready to make you mkv file. Here you can see 3 cases how to do that</text:p>
      <text:list xml:id="list111847446560181" text:continue-numbering="true" text:style-name="Sajat_20_szamozas">
        <text:list-item>
          <text:list>
            <text:list-item>
              <text:list>
                <text:list-item>
                  <text:h text:style-name="P80" text:outline-level="3">Simple</text:h>
                </text:list-item>
              </text:list>
            </text:list-item>
          </text:list>
        </text:list-item>
      </text:list>
      <text:p text:style-name="P50">If you want all streams to the output the you should use the -map 0 switch</text:p>
      <text:p text:style-name="P41">shell</text:p>
      <text:p text:style-name="P24"><text:span text:style-name="T16">$ </text:span><text:span text:style-name="T13">ffmpeg</text:span><text:span text:style-name="T16"> -i title1.m2v </text:span><text:span text:style-name="T9">-</text:span><text:span text:style-name="T11">map 0</text:span><text:span text:style-name="T17"> </text:span><text:span text:style-name="T16">./title2.mkv</text:span></text:p>
      <text:p text:style-name="P35"/>
      <text:list xml:id="list111847241191431" text:continue-numbering="true" text:style-name="Sajat_20_szamozas">
        <text:list-item>
          <text:list>
            <text:list-item>
              <text:list>
                <text:list-item>
                  <text:h text:style-name="P81" text:outline-level="3">Audio delay</text:h>
                </text:list-item>
              </text:list>
            </text:list-item>
          </text:list>
        </text:list-item>
      </text:list>
      <text:p text:style-name="P50">Let’s say that you audio delays 600 ms. In that case you have to define 1 input as video (using -i switch) and one other input as audio (they can be the same) and provide a delay value in seconds (using -itsoffset switch). </text:p>
      <text:p text:style-name="P50">In this example we explicitly define which streams we want to the output using the <text:span text:style-name="T1">map</text:span> switch. -<text:span text:style-name="T31">map 0:0 means we want the video stream(0) from the first (0) input. -map 1:1 means we want the audio stream (1) from the second(1) input. -map 1:1 means we want the other oudio stream (2) from the second(1) input.</text:span></text:p>
      <text:p text:style-name="P42">shell</text:p>
      <text:p text:style-name="P25"><text:span text:style-name="T16">$ ffmpeg -i title1.m2v </text:span><text:span text:style-name="T13">-itsoffset -0.6</text:span><text:span text:style-name="T16"> -i title2.m2v </text:span><text:span text:style-name="T13">-map </text:span><text:span text:style-name="T9">0:0</text:span><text:span text:style-name="T16"> </text:span><text:span text:style-name="T13">-map </text:span><text:span text:style-name="T9">1:1</text:span><text:span text:style-name="T13"> -map </text:span><text:span text:style-name="T9">1:2</text:span><text:span text:style-name="T16"> </text:span><text:span text:style-name="T18">audio</text:span><text:span text:style-name="T16">_delayed.mkv</text:span></text:p>
      <text:list xml:id="list111847305930422" text:continue-numbering="true" text:style-name="Sajat_20_szamozas">
        <text:list-item>
          <text:list>
            <text:list-item>
              <text:list>
                <text:list-item>
                  <text:h text:style-name="P82" text:outline-level="3">Provide meta data</text:h>
                </text:list-item>
              </text:list>
            </text:list-item>
          </text:list>
        </text:list-item>
      </text:list>
      <text:p text:style-name="P51"><text:span text:style-name="T32">You can provide meta data to a particular stream. For example the information about the language is lost, so you should define it again. In our example we define the name of the languages for the two audio streams. Info: </text:span><text:a xlink:type="simple" xlink:href="https://ffmpeg.org/ffmpeg.html" text:style-name="Internet_20_link" text:visited-style-name="Visited_20_Internet_20_Link"><text:span text:style-name="T32">https://ffmpeg.org/ffmpeg.html</text:span></text:a></text:p>
      <text:p text:style-name="P43">shell</text:p>
      <text:p text:style-name="P26"><text:span text:style-name="T16">$ ffmpeg -i title1.m2v -itsoffset -0.6 -i title2.m2v -map 0:0 -map 1:1 -map 1:2 </text:span><text:span text:style-name="T13">-metadata:s:a:0 </text:span><text:span text:style-name="T9">language=hun</text:span><text:span text:style-name="T16"> </text:span><text:span text:style-name="T13">-metadata:s:a:1 language=</text:span><text:span text:style-name="T9">eng</text:span><text:span text:style-name="T16"> video_delayed.mkv</text:span></text:p>
      <text:p text:style-name="P56"/>
      <text:list xml:id="list111848902556875" text:continue-numbering="true" text:style-name="Sajat_20_szamozas">
        <text:list-item>
          <text:list>
            <text:list-item>
              <text:list>
                <text:list-item>
                  <text:h text:style-name="P83" text:outline-level="3"><text:soft-page-break/>Extract subtitle</text:h>
                </text:list-item>
              </text:list>
            </text:list-item>
          </text:list>
        </text:list-item>
      </text:list>
      <text:p text:style-name="P52"/>
      <text:p text:style-name="P44">shell</text:p>
      <text:p text:style-name="P27"><text:span text:style-name="T16">$ ffmpeg -i title1.m2v -map 0:</text:span><text:span text:style-name="T19">v</text:span><text:span text:style-name="T16"> -map </text:span><text:span text:style-name="T19">0</text:span><text:span text:style-name="T16">:</text:span><text:span text:style-name="T19">a</text:span><text:span text:style-name="T16"> </text:span><text:span text:style-name="T13">-map </text:span><text:span text:style-name="T12">0</text:span><text:span text:style-name="T9">:</text:span><text:span text:style-name="T12">s</text:span><text:span text:style-name="T16"> -metadata:s:a:0 language=hun -metadata:s:a:1 language=eng </text:span><text:span text:style-name="T13">-metadata:s:</text:span><text:span text:style-name="T12">s</text:span><text:span text:style-name="T9">:1</text:span><text:span text:style-name="T13"> language=en</text:span><text:span text:style-name="T15">g </text:span><text:span text:style-name="T16">video_delayed.mkv</text:span></text:p>
      <text:p text:style-name="P57"/>
      <text:p text:style-name="P71">Sometimes the subtitle does not start from the beginning. In that case the you should <text:s/>search further than the default values.</text:p>
      <text:p text:style-name="P53">probesize (default ~5 M<text:span text:style-name="T33">B</text:span>) and analyzeduration (default 5,000,000 µs = 5 s <text:span text:style-name="T33">= 5M</text:span>)</text:p>
      <text:p text:style-name="P53"/>
      <text:p text:style-name="P53"><text:span text:style-name="T33"><text:s/>he languages for the two audio streams. Info: </text:span><text:a xlink:type="simple" xlink:href="https://ffmpeg.org/ffmpeg.html" text:style-name="Internet_20_link" text:visited-style-name="Visited_20_Internet_20_Link"><text:span text:style-name="T33">https://en.wikibooks.org/wiki/FFMPEG_An_Intermediate_Guide/subtitle_options</text:span></text:a></text:p>
      <text:p text:style-name="P45">shell</text:p>
      <text:p text:style-name="P28"><text:span text:style-name="T16">$ ffmpeg </text:span><text:span text:style-name="T13">-probesize </text:span><text:span text:style-name="T9">50M</text:span><text:span text:style-name="T16"> </text:span><text:span text:style-name="T13">-analyzeduration </text:span><text:span text:style-name="T9">300M</text:span><text:span text:style-name="T16"> -i tp_S02_D1_title2.m2v -map 0:v -map 0:a -map 0:s -metadata:s:a:0 language=hun -metadata:s:a:1 language=eng -metadata:s:s:0 language=hun video.mkv</text:span></text:p>
      <text:list xml:id="list111848885094218" text:continue-numbering="true" text:style-name="Sajat_20_szamozas">
        <text:list-item>
          <text:h text:style-name="P75" text:outline-level="1"><text:span text:style-name="T40">Video m</text:span>anp<text:span text:style-name="T40">i</text:span>lation</text:h>
        </text:list-item>
      </text:list>
      <text:p text:style-name="P69"><text:span text:style-name="T24">X264 is the open-source h.264 encoder, and is a rare case of an open-source implementation that is better than all the commercial products.</text:span></text:p>
      <text:p text:style-name="P68"><text:span text:style-name="T24"/></text:p>
      <text:list xml:id="list111847775775485" text:continue-numbering="true" text:style-name="Sajat_20_szamozas">
        <text:list-item>
          <text:list>
            <text:list-item>
              <text:h text:style-name="P88" text:outline-level="3">Mix audio and video</text:h>
            </text:list-item>
          </text:list>
        </text:list-item>
      </text:list>
      <text:p text:style-name="P93">shell</text:p>
      <text:p text:style-name="P99"><text:span text:style-name="T21">$ avconv -i input.mp4 -i intermediate.m4a -map 0:v -map 1:a -c:a copy -c:v libx264 -crf 23 -preset veryfast output.mp4</text:span></text:p>
      <text:p text:style-name="P101"/>
      <text:p text:style-name="P111"><text:span text:style-name="T37">-map 0:v<text:tab/>tells avconv to take the video from input 0 (input.mp4) </text:span></text:p>
      <text:p text:style-name="P113"><text:span text:style-name="T37">-map 1:a<text:tab/>tells avconv to take the audio from input 1 (intermediate.m4a).</text:span></text:p>
      <text:p text:style-name="P109"/>
      <text:list xml:id="list111847622281268" text:continue-numbering="true" text:style-name="Sajat_20_szamozas">
        <text:list-item>
          <text:list>
            <text:list-item>
              <text:h text:style-name="P85" text:outline-level="3">Convert from .wmv to .mp4</text:h>
            </text:list-item>
          </text:list>
        </text:list-item>
      </text:list>
      <text:p text:style-name="P90">shell</text:p>
      <text:p text:style-name="P96"><text:span text:style-name="T21">$ ffmpeg -i input.wmv -s size output.mp4</text:span></text:p>
      <text:p text:style-name="P63"><text:span text:style-name="T21"/></text:p>
      <text:p text:style-name="P58"><text:span text:style-name="Source_20_Text"><text:span text:style-name="T26">-s size</text:span></text:span></text:p>
      <text:p text:style-name="P60"><text:span text:style-name="Source_20_Text"><text:span text:style-name="T35">Set frame size. The format is wxh (avserver default = 160x128, ffmpeg default = same as source). <text:s/>The following abbreviations are recognized:</text:span></text:span></text:p>
      <text:p text:style-name="P61"><text:span text:style-name="Source_20_Text"><text:span text:style-name="T36">sqcif<text:tab/></text:span></text:span><text:span text:style-name="Source_20_Text"><text:span text:style-name="T35">128x96</text:span></text:span></text:p>
      <text:p text:style-name="P62"><text:span text:style-name="Source_20_Text"><text:span text:style-name="T36">qcif<text:tab/></text:span></text:span><text:span text:style-name="Source_20_Text"><text:span text:style-name="T35">176x144</text:span></text:span></text:p>
      <text:p text:style-name="P62"><text:span text:style-name="Source_20_Text"><text:span text:style-name="T36">cif<text:tab/></text:span></text:span><text:span text:style-name="Source_20_Text"><text:span text:style-name="T35">352x288</text:span></text:span></text:p>
      <text:p text:style-name="P62"><text:span text:style-name="Source_20_Text"><text:span text:style-name="T36">4cif<text:tab/></text:span></text:span><text:span text:style-name="Source_20_Text"><text:span text:style-name="T35">704x576</text:span></text:span></text:p>
      <text:p text:style-name="P62"><text:span text:style-name="Source_20_Text"><text:span text:style-name="T36">16cif<text:tab/></text:span></text:span><text:span text:style-name="Source_20_Text"><text:span text:style-name="T35">1408x1152</text:span></text:span></text:p>
      <text:p text:style-name="P62"><text:span text:style-name="Source_20_Text"><text:span text:style-name="T36">qqvga</text:span></text:span><text:span text:style-name="Source_20_Text"><text:span text:style-name="T35"><text:tab/>160x120</text:span></text:span></text:p>
      <text:p text:style-name="P62"><text:span text:style-name="Source_20_Text"><text:span text:style-name="T36">qvga</text:span></text:span><text:span text:style-name="Source_20_Text"><text:span text:style-name="T35"><text:tab/>320x240</text:span></text:span></text:p>
      <text:p text:style-name="P62"><text:span text:style-name="Source_20_Text"><text:span text:style-name="T36">vga</text:span></text:span><text:span text:style-name="Source_20_Text"><text:span text:style-name="T35"><text:tab/>640x480</text:span></text:span></text:p>
      <text:p text:style-name="P62"><text:span text:style-name="Source_20_Text"><text:span text:style-name="T36">svga</text:span></text:span><text:span text:style-name="Source_20_Text"><text:span text:style-name="T35"><text:tab/>800x600</text:span></text:span></text:p>
      <text:p text:style-name="P62"><text:span text:style-name="Source_20_Text"><text:span text:style-name="T36">xga</text:span></text:span><text:span text:style-name="Source_20_Text"><text:span text:style-name="T35"><text:tab/>1024x768</text:span></text:span></text:p>
      <text:p text:style-name="P62"><text:span text:style-name="Source_20_Text"><text:span text:style-name="T36">uxga</text:span></text:span><text:span text:style-name="Source_20_Text"><text:span text:style-name="T35"><text:tab/>1600x1200</text:span></text:span></text:p>
      <text:p text:style-name="P62"><text:span text:style-name="Source_20_Text"><text:span text:style-name="T36">qxga</text:span></text:span><text:span text:style-name="Source_20_Text"><text:span text:style-name="T35"><text:tab/>2048x1536</text:span></text:span></text:p>
      <text:p text:style-name="P62"><text:span text:style-name="Source_20_Text"><text:span text:style-name="T36">sxga</text:span></text:span><text:span text:style-name="Source_20_Text"><text:span text:style-name="T35"><text:tab/>1280x1024</text:span></text:span></text:p>
      <text:p text:style-name="P62"><text:span text:style-name="Source_20_Text"><text:span text:style-name="T36">qsxga</text:span></text:span><text:span text:style-name="Source_20_Text"><text:span text:style-name="T35"><text:tab/>2560x2048</text:span></text:span></text:p>
      <text:p text:style-name="P62"><text:span text:style-name="Source_20_Text"><text:span text:style-name="T36">hsxga</text:span></text:span><text:span text:style-name="Source_20_Text"><text:span text:style-name="T35"><text:tab/>5120x4096</text:span></text:span></text:p>
      <text:p text:style-name="P62"><text:span text:style-name="Source_20_Text"><text:span text:style-name="T36">wvga</text:span></text:span><text:span text:style-name="Source_20_Text"><text:span text:style-name="T35"><text:tab/>852x480</text:span></text:span></text:p>
      <text:p text:style-name="P62"><text:span text:style-name="Source_20_Text"><text:span text:style-name="T36">wxga</text:span></text:span><text:span text:style-name="Source_20_Text"><text:span text:style-name="T35"><text:tab/>1366x768</text:span></text:span></text:p>
      <text:p text:style-name="P62"><text:span text:style-name="Source_20_Text"><text:span text:style-name="T36">wsxga</text:span></text:span><text:span text:style-name="Source_20_Text"><text:span text:style-name="T35"><text:tab/>1600x1024</text:span></text:span></text:p>
      <text:p text:style-name="P62"><text:span text:style-name="Source_20_Text"><text:span text:style-name="T36">wuxga</text:span></text:span><text:span text:style-name="Source_20_Text"><text:span text:style-name="T35"><text:tab/>1920x1200</text:span></text:span></text:p>
      <text:p text:style-name="P62"><text:span text:style-name="Source_20_Text"><text:span text:style-name="T36">woxga</text:span></text:span><text:span text:style-name="Source_20_Text"><text:span text:style-name="T35"><text:tab/>2560x1600</text:span></text:span></text:p>
      <text:p text:style-name="P62"><text:span text:style-name="Source_20_Text"><text:span text:style-name="T36">wqsxga</text:span></text:span><text:span text:style-name="Source_20_Text"><text:span text:style-name="T35"><text:tab/>3200x2048</text:span></text:span></text:p>
      <text:p text:style-name="P62"><text:span text:style-name="Source_20_Text"><text:span text:style-name="T36">wquxga</text:span></text:span><text:span text:style-name="Source_20_Text"><text:span text:style-name="T35"><text:tab/>3840x2400</text:span></text:span></text:p>
      <text:p text:style-name="P62"><text:span text:style-name="Source_20_Text"><text:span text:style-name="T36">whsxga</text:span></text:span><text:span text:style-name="Source_20_Text"><text:span text:style-name="T35"><text:tab/>6400x4096</text:span></text:span></text:p>
      <text:p text:style-name="P62"><text:span text:style-name="Source_20_Text"><text:span text:style-name="T36">whuxga</text:span></text:span><text:span text:style-name="Source_20_Text"><text:span text:style-name="T35"><text:tab/>7680x4800</text:span></text:span></text:p>
      <text:p text:style-name="P62"><text:span text:style-name="Source_20_Text"><text:span text:style-name="T36">cga</text:span></text:span><text:span text:style-name="Source_20_Text"><text:span text:style-name="T35"><text:tab/>320x200</text:span></text:span></text:p>
      <text:p text:style-name="P62"><text:span text:style-name="Source_20_Text"><text:span text:style-name="T36">ega</text:span></text:span><text:span text:style-name="Source_20_Text"><text:span text:style-name="T35"><text:tab/>640x350</text:span></text:span></text:p>
      <text:p text:style-name="P62"><text:span text:style-name="Source_20_Text"><text:span text:style-name="T36">hd480</text:span></text:span><text:span text:style-name="Source_20_Text"><text:span text:style-name="T35"><text:tab/>852x480</text:span></text:span></text:p>
      <text:p text:style-name="P62"><text:span text:style-name="Source_20_Text"><text:span text:style-name="T36">hd720</text:span></text:span><text:span text:style-name="Source_20_Text"><text:span text:style-name="T35"><text:tab/>1280x720</text:span></text:span></text:p>
      <text:p text:style-name="P62"><text:span text:style-name="Source_20_Text"><text:span text:style-name="T36">hd1080</text:span></text:span><text:span text:style-name="Source_20_Text"><text:span text:style-name="T35"><text:tab/>1920x1080</text:span></text:span></text:p>
      <text:p text:style-name="P70"><text:span text:style-name="T21"/></text:p>
      <text:p text:style-name="P63"><text:span text:style-name="T21"/></text:p>
      <text:p text:style-name="P63"><text:span text:style-name="T21"/></text:p>
      <text:list xml:id="list111848489245143" text:continue-numbering="true" text:style-name="Sajat_20_szamozas">
        <text:list-item>
          <text:list>
            <text:list-item>
              <text:h text:style-name="P86" text:outline-level="3"><text:soft-page-break/>Convert <text:span text:style-name="T39">to x264</text:span></text:h>
            </text:list-item>
          </text:list>
        </text:list-item>
      </text:list>
      <text:p text:style-name="P92">shell</text:p>
      <text:p text:style-name="P98"><text:span text:style-name="T21">$ </text:span><text:span text:style-name="T23">avconv</text:span><text:span text:style-name="T21"> -i input.mp4 -an -c:v libx264 -crf 23 -preset veryfast output.mp4</text:span></text:p>
      <text:p text:style-name="P65"><text:span text:style-name="T21"/></text:p>
      <text:p text:style-name="P59"><text:span text:style-name="Source_20_Text"><text:span text:style-name="T25"/></text:span></text:p>
      <text:p text:style-name="P110"><text:span text:style-name="T37">-crf<text:tab/>sets the quality: <text:line-break/>0 is completely lossless, <text:line-break/>18 is 'visually lossless', <text:line-break/>23 is the default, and <text:line-break/>26-28 (depending on who you ask) is the highest you should go, beyond there the visual quality is too bad to watch. A higher crf number will also give you smaller files; an increase of 6 should reduce file size by about half, so all other things being equal, -crf 26 will give you a file half the size of -crf 20.</text:span></text:p>
      <text:p text:style-name="P112"><text:span text:style-name="T37">-preset<text:tab/>sets the x264 preset: the available presets are <text:line-break/>ultrafast, <text:line-break/>superfast, <text:line-break/></text:span><text:span text:style-name="T38">veryfast</text:span><text:span text:style-name="T37">, <text:line-break/>faster, <text:line-break/>fast, <text:line-break/>medium, <text:line-break/>slow, <text:line-break/>slower, <text:line-break/>veryslow - the slower presets will give you a longer encoding time, but smaller output files. I tend to use veryfast, because after that IMO you get a case of diminishing returns (longer and longer encode times for less and less improvements in file size). You should use the slowest preset you can wait for.</text:span></text:p>
      <text:p text:style-name="P107"><text:span text:style-name="T21"/></text:p>
      <text:list xml:id="list111847332848620" text:continue-numbering="true" text:style-name="Sajat_20_szamozas">
        <text:list-item>
          <text:list>
            <text:list-item>
              <text:h text:style-name="P84" text:outline-level="3">Trim the video</text:h>
            </text:list-item>
          </text:list>
        </text:list-item>
      </text:list>
      <text:p text:style-name="P93">shell</text:p>
      <text:p text:style-name="P99"><text:span text:style-name="T7">$ </text:span><text:span text:style-name="T21">ffmpeg -i input.mp4 -ss 01:10:27 -to 02:18:51 -c:v copy -c:a copy output.mp4</text:span></text:p>
      <text:p text:style-name="P66"><text:span text:style-name="T21"/></text:p>
      <text:p text:style-name="P66"><text:span text:style-name="T21"/></text:p>
      <text:p text:style-name="P95">shell</text:p>
      <text:p text:style-name="P100"><text:span text:style-name="T7">$ avconv -i input.mp4 -i intermediate.m4a -map 0:v -map 1:a -c:a copy -c:v libx264 -crf 23 -preset veryfast -ss 00:10:00 -t 00:03:00 output.mp4</text:span></text:p>
      <text:p text:style-name="P67"><text:span text:style-name="T21"/></text:p>
      <text:p text:style-name="P66"><text:span text:style-name="T21"/></text:p>
      <text:p text:style-name="P102"/>
      <text:p text:style-name="P108"><text:span text:style-name="T21"/></text:p>
      <text:p text:style-name="P66"><text:span text:style-name="T21"/></text:p>
      <text:p text:style-name="P66"><text:span text:style-name="T21"/></text:p>
      <text:list xml:id="list111848461208286" text:continue-numbering="true" text:style-name="Sajat_20_szamozas">
        <text:list-item>
          <text:h text:style-name="P73" text:outline-level="1"><text:soft-page-break/>Streaming</text:h>
          <text:list>
            <text:list-item>
              <text:h text:style-name="P87" text:outline-level="3"><text:span text:style-name="T21"/></text:h>
            </text:list-item>
          </text:list>
        </text:list-item>
      </text:list>
      <text:p text:style-name="P63"><text:span text:style-name="T21"/></text:p>
      <text:p text:style-name="P63"><text:span text:style-name="T21"/></text:p>
      <text:p text:style-name="P63"><text:span text:style-name="T21"/></text:p>
      <text:p text:style-name="P63"><text:span text:style-name="T21"/></text:p>
      <text:p text:style-name="P63"><text:span text:style-name="T21"/></text:p>
      <text:p text:style-name="P63"><text:span text:style-name="T21"/></text:p>
      <text:p text:style-name="P63"><text:span text:style-name="T21"/></text:p>
      <text:p text:style-name="P63"><text:span text:style-name="T21"/></text:p>
      <text:p text:style-name="P63"><text:span text:style-name="T21"/></text:p>
      <text:p text:style-name="P63"><text:span text:style-name="T21"/></text:p>
      <text:list xml:id="list111847446579996" text:continue-numbering="true" text:style-name="Sajat_20_szamozas">
        <text:list-item>
          <text:h text:style-name="P74" text:outline-level="1">TV kártya</text:h>
        </text:list-item>
      </text:list>
      <text:p text:style-name="P2">hang rendbehozatal</text:p>
      <text:p text:style-name="P9">Alapesetben a kártyából fehér zaj jön ki hang helyett, azonban ha eltávolitjuk a megfelelő modult és ujra töltjük, akkor rendbe jön.</text:p>
      <text:p text:style-name="P8"/>
      <text:p text:style-name="P10"/>
      <text:p text:style-name="P13">$ rmmod bttv</text:p>
      <text:p text:style-name="P13">$ modprobe bttv</text:p>
      <text:p text:style-name="P10"/>
      <text:p text:style-name="P14"/>
      <text:p text:style-name="P15">Érdemes szkriptet írni róla és minden rendszerindításkor automatikusan elindítani</text:p>
      <text:p text:style-name="P8"/>
      <text:p text:style-name="P10"/>
      <text:p text:style-name="P13">$ sudo echo -e</text:p>
      <text:p text:style-name="P13"><text:s/><text:tab/>rmmod bttv</text:p>
      <text:p text:style-name="P13"><text:tab/>“\n”modprobe bttv</text:p>
      <text:p text:style-name="P11"><text:tab/><text:span text:style-name="T3">“\n” &gt; /etc/init.d/fixTv.sh</text:span></text:p>
      <text:p text:style-name="P13"/>
      <text:p text:style-name="P13">$ sudo update-rc.d /etc/init.d/fixTv.sh defaults</text:p>
      <text:p text:style-name="P13"/>
      <text:p text:style-name="P13">#Ha nem akarjuk, hogy továbbra is automatikusan induljon el a fájl futtatása:</text:p>
      <text:p text:style-name="P13">#sudo update-rc.d /etc/init.d/fixTv.sh remove</text:p>
      <text:p text:style-name="P10"/>
      <text:p text:style-name="P14"/>
      <text:p text:style-name="P2">szkenelés</text:p>
      <text:p text:style-name="P16">A csatorna skennelést és megjelenítést több program is képes végrehajtani. Én a <text:span text:style-name="T5">tvtime</text:span> programot használom erre a funkcióra. </text:p>
      <text:p text:style-name="Standard"/>
      <text:p text:style-name="P1">lejátszás</text:p>
      <text:p text:style-name="P15">Lejátszást több program is képes végrehajtani. A tvtime és a xawtv programokon kívül az mplayer is képes a tv kártya lejátszására. Ehez irjunk egy scriptet.</text:p>
      <text:p text:style-name="P8"/>
      <text:p text:style-name="P13"/>
      <text:p text:style-name="P12">playtv.sh</text:p>
      <text:p text:style-name="P13"/>
      <text:p text:style-name="P13"><text:tab/>#!/bin/bash</text:p>
      <text:p text:style-name="P17"/>
      <text:p text:style-name="P17"><text:tab/>if [ $# -ne 1 ]</text:p>
      <text:p text:style-name="P17"><text:tab/>then</text:p>
      <text:p text:style-name="P17"><text:s text:c="8"/>echo "Usage: $0 channel"</text:p>
      <text:p text:style-name="P17"><text:s text:c="8"/>exit</text:p>
      <text:p text:style-name="P17"><text:tab/>fi</text:p>
      <text:p text:style-name="P17"/>
      <text:p text:style-name="P17"><text:tab/>WIDTH=640</text:p>
      <text:p text:style-name="P17"><text:tab/>HEIGHT=480</text:p>
      <text:p text:style-name="P17"><text:tab/>MPLAYER=/usr/bin/mplayer</text:p>
      <text:p text:style-name="P17"><text:tab/>DSP="adevice=/dev/dsp"</text:p>
      <text:p text:style-name="P17"><text:tab/>TV=" -tv driver=v4l2:width=$WIDTH:height=$HEIGHT:outfmt=yuy2:input=0:device=/dev/video0:norm=PAL:chanlist=us-cable:channel=$1:$DSP"</text:p>
      <text:p text:style-name="P19">$MPLAYER tv:// $TV</text:p>
      <text:p text:style-name="P18"><text:soft-page-break/></text:p>
      <text:p text:style-name="P6">rögzítés</text:p>
      <text:p text:style-name="P8"/>
      <text:p text:style-name="P13"/>
      <text:p text:style-name="P12">recordtv.sh</text:p>
      <text:p text:style-name="P13"/>
      <text:p text:style-name="P13"><text:tab/>#!/bin/bash</text:p>
      <text:p text:style-name="P17"/>
      <text:p text:style-name="P17"><text:tab/>if [ $# -ne 1 ]</text:p>
      <text:p text:style-name="P17"><text:tab/>then</text:p>
      <text:p text:style-name="P17"><text:s text:c="8"/>echo "Usage: $0 channel"</text:p>
      <text:p text:style-name="P17"><text:s text:c="8"/>exit</text:p>
      <text:p text:style-name="P17"><text:tab/>fi</text:p>
      <text:p text:style-name="P17"/>
      <text:p text:style-name="P17"><text:tab/>WIDTH=640</text:p>
      <text:p text:style-name="P17"><text:tab/>HEIGHT=480</text:p>
      <text:p text:style-name="P17"><text:tab/>MENCODER=/usr/bin/mencoder</text:p>
      <text:p text:style-name="P17"><text:tab/>AUDIO="-oac mp3lame -lameopts cbr:br=128:mode=3"</text:p>
      <text:p text:style-name="P17"><text:tab/>VIDEO="-ovc lavc -lavcopts vcodec=mpeg4:vbitrate=6400"</text:p>
      <text:p text:style-name="P17"><text:tab/>DSP="adevice=/dev/dsp"</text:p>
      <text:p text:style-name="P17"><text:tab/>TV=" -tv driver=v4l2:width=$WIDTH:height=$HEIGHT:outfmt=yuy2:input=0:device=/dev/video0:norm=PAL:chanlist=us-cable:channel=$1:$DSP"</text:p>
      <text:p text:style-name="P17"/>
      <text:p text:style-name="P18">$MENCODER tv:// $TV $VIDEO $AUDIO -endpos $2 -ffourcc divx -o <text:s/>"$3.avi"</text:p>
      <text:p text:style-name="P10"/>
      <text:p text:style-name="P14"/>
      <text:p text:style-name="P14"/>
      <text:p text:style-name="P14"/>
      <text:p text:style-name="P8"/>
      <text:p text:style-name="P13"/>
      <text:p text:style-name="P12">recordtv2.sh</text:p>
      <text:p text:style-name="P13"/>
      <text:p text:style-name="P13"><text:tab/>#!/bin/bash</text:p>
      <text:p text:style-name="P17"/>
      <text:p text:style-name="P17"><text:tab/>if [ $# -ne 2 ]</text:p>
      <text:p text:style-name="P17"><text:tab/>then</text:p>
      <text:p text:style-name="P17"><text:s text:c="8"/>echo "Usage: $0 channel"</text:p>
      <text:p text:style-name="P17"><text:s text:c="8"/>exit</text:p>
      <text:p text:style-name="P17"><text:tab/>fi</text:p>
      <text:p text:style-name="P17"/>
      <text:p text:style-name="P17"><text:tab/>WIDTH=640</text:p>
      <text:p text:style-name="P17"><text:tab/>HEIGHT=480</text:p>
      <text:p text:style-name="P17"><text:tab/>MPLAYER=/usr/bin/mplayer</text:p>
      <text:p text:style-name="P17"><text:tab/>DSP="adevice=/dev/dsp"</text:p>
      <text:p text:style-name="P17"><text:tab/>TV=" -tv driver=v4l2:width=$WIDTH:height=$HEIGHT:outfmt=yuy2:input=0:device=/dev/video0:norm=PAL:chanlist=us-cable:channel=$1:$DSP"</text:p>
      <text:p text:style-name="P19">$MPLAYER tv:// $TV</text:p>
      <text:p text:style-name="P18"/>
      <text:p text:style-name="P1"/>
      <text:p text:style-name="Standard"/>
      <text:p text:style-name="Standard"/>
      <text:p text:style-name="Standard"><text:soft-page-break/></text:p>
      <text:p text:style-name="Standard"/>
      <text:p text:style-name="P4">Átkodolás</text:p>
      <text:p text:style-name="Standard"/>
      <text:p text:style-name="P7">To convert the video:</text:p>
      <text:p text:style-name="P7">Code:</text:p>
      <text:p text:style-name="P5"/>
      <text:p text:style-name="P3">avconv -i input.mp4 -an -c:v libx264 -crf 23 -preset veryfast output.mp4</text:p>
      <text:p text:style-name="P5"/>
      <text:p text:style-name="P7">X264 is the open-source h.264 encoder, and is a rare case of an open-source implementation that is better than all the commercial products.</text:p>
      <text:p text:style-name="P5"/>
      <text:p text:style-name="P7">-crf sets the quality: 0 is completely lossless, 18 is 'visually lossless', 23 is the default, and 26-28 (depending on who you ask) is the highest you should go, beyond there the visual quality is too bad to watch. A higher crf number will also give you smaller files; an increase of 6 should reduce file size by about half, so all other things being equal, -crf 26 will give you a file half the size of -crf 20.</text:p>
      <text:p text:style-name="P7"/>
      <text:p text:style-name="P7">-preset sets the x264 preset: the available presets are ultrafast, superfast, veryfast, faster, fast, medium, slow, slower, veryslow - the slower presets will give you a longer encoding time, but smaller output files. I tend to use veryfast, because after that IMO you get a case of diminishing returns (longer and longer encode times for less and less improvements in file size). You should use the slowest preset you can wait for.</text:p>
      <text:p text:style-name="P7">--</text:p>
      <text:p text:style-name="P7"/>
      <text:p text:style-name="P7"/>
      <text:p text:style-name="P7"/>
      <text:p text:style-name="P7">I've left the audio to copy over the stream. The MP4 container can use AC3 (for surround sound) or AAC audio. If you want to compress the audio, I recommend using neroAacEnc. Unfortunately, it isn't open-source. Fortunately, Nero have released it as free to use for personal uses. To install it, use:</text:p>
      <text:p text:style-name="P5"/>
      <text:p text:style-name="P7">Code:</text:p>
      <text:p text:style-name="P7"/>
      <text:p text:style-name="P3">wget ftp://ftp6.nero.com/tools/NeroDigitalAudio.zip</text:p>
      <text:p text:style-name="P3">unzip NeroDigitalAudio.zip -d nero</text:p>
      <text:p text:style-name="P3">cd nero/linux</text:p>
      <text:p text:style-name="P3">sudo install -D -m755 neroAacEnc /usr/local/bin</text:p>
      <text:p text:style-name="P5"/>
      <text:p text:style-name="P7">Unfortunately, it only takes wav input, so you have to pipe the input to it with avconv.</text:p>
      <text:p text:style-name="P7"/>
      <text:p text:style-name="P7">Code:</text:p>
      <text:p text:style-name="P5"/>
      <text:p text:style-name="P3">avconv -i input.mp4 -vn -f wav - | neroAacEnc -if - -ignorelength -q 0.5 -of intermediate.m4a</text:p>
      <text:p text:style-name="P5"/>
      <text:p text:style-name="P7">If you want to mix 5.1 surround sound audio to stereo (will reduce file size, probably a good <text:soft-page-break/>idea for listening on headphones):</text:p>
      <text:p text:style-name="P7"/>
      <text:p text:style-name="P5">Code:</text:p>
      <text:p text:style-name="P5"/>
      <text:p text:style-name="P3">avconv -i input.mp4 -vn -filter 'channelmap=map=DL-FL\,DR-FR' -f wav - | neroAacEnc -if - -ignorelength -q 0.5 -of intermediate.m4a</text:p>
      <text:p text:style-name="P5"/>
      <text:p text:style-name="P7">-q works in a similar way to x264's -crf: it dictates the quality and size of the AAC audio. 0 is worst quality, 1 is best. You can probably reduce it to 0.4 or 0.35 without any noticeable loss in audio quality.</text:p>
      <text:p text:style-name="P7"/>
      <text:p text:style-name="P7">Then, encode the video and mux in the the newly-created AAC audio:</text:p>
      <text:p text:style-name="P7"/>
      <text:p text:style-name="P7">Code:</text:p>
      <text:p text:style-name="P5"/>
      <text:p text:style-name="P3">avconv -i input.mp4 -i intermediate.m4a -map 0:v -map 1:a -c:a copy -c:v libx264 -crf 23 -preset veryfast output.mp4</text:p>
      <text:p text:style-name="P5"/>
      <text:p text:style-name="P7">-map 0:v -map 1:a tells avconv to take the video from input 0 (input.mp4) and audio from input 1 (intermediate.m4a). When that's done, you can safely delete intermediate.m4a.</text:p>
      <text:p text:style-name="P7"/>
      <text:p text:style-name="P7">To test out this video encoding settings on a section of video, use -ss and -t, like so:</text:p>
      <text:p text:style-name="P7"/>
      <text:p text:style-name="P7">Code:</text:p>
      <text:p text:style-name="P7"/>
      <text:p text:style-name="P3">avconv -i input.mp4 -i intermediate.m4a -map 0:v -map 1:a -c:a copy -c:v libx264 -crf 23 -preset veryfast -ss 00:10:00 -t 00:03:00 output.mp4</text:p>
      <text:p text:style-name="P5"/>
      <text:p text:style-name="P7">This will encode a three minute clip, starting at ten minutes into the vide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402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Console" style:family="paragraph" style:parent-style-name="My_20_Style" style:master-page-name="">
      <loext:graphic-properties draw:fill="solid" draw:fill-color="#eeeeee"/>
      <style:paragraph-properties fo:margin-left="0.5598in" fo:margin-right="0in" fo:margin-top="0in" fo:margin-bottom="0in" loext:contextual-spacing="false" fo:keep-together="always" fo:text-indent="0in" style:auto-text-indent="false" style:page-number="auto" fo:background-color="#eeeeee"/>
      <style:text-properties fo:color="#000000" style:font-name="Ubuntu" fo:font-family="Ubuntu" style:font-style-name="Regular" style:font-pitch="variable" fo:font-size="11pt" fo:font-weight="normal" fo:background-color="transparent" style:font-size-asian="10.5pt"/>
    </style:style>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6437in" fo:margin-right="0.436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10-02T00:39:43</meta:creation-date>
    <dc:date>2019-01-27T11:18:46.678215266</dc:date>
    <meta:editing-cycles>34</meta:editing-cycles>
    <meta:editing-duration>PT16H7M47S</meta:editing-duration>
    <meta:document-statistic meta:table-count="0" meta:image-count="0" meta:object-count="0" meta:page-count="10" meta:paragraph-count="210" meta:word-count="1720" meta:character-count="11046" meta:non-whitespace-character-count="9395"/>
    <meta:user-defined meta:name="Info 1"/>
    <meta:user-defined meta:name="Info 2"/>
    <meta:user-defined meta:name="Info 3"/>
    <meta:user-defined meta:name="Info 4"/>
  </office:meta>
</office:document-meta>
</file>